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P3" style:family="paragraph" style:parent-style-name="Normal" style:list-style-name="L1">
      <style:text-properties style:font-name="Arial" fo:font-size="12pt" style:font-size-asian="12pt" style:font-name-complex="Arial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4-02</text:p>
      <text:p text:style-name="P1">Deltagere fremmødt: Cong, René, Michael, Sam, Nicolaj<text:line-break/>Digitalt fremmødt: Søren<text:line-break/>Ikke fremmødt: Yusuf (først kl. 10.20)</text:p>
      <text:p text:style-name="P1">I dag skal der arbejdes på følgende:</text:p>
      <text:list xml:id="list28394002" text:style-name="L1">
        <text:list-item>
          <text:p text:style-name="P3">Sæt tingene sammen i projektet.</text:p>
        </text:list-item>
        <text:list-item>
          <text:p text:style-name="P3">Review/test af systemet (gennemgå accepttest)</text:p>
        </text:list-item>
        <text:list-item>
          <text:p text:style-name="P3">Retrospective.</text:p>
        </text:list-item>
        <text:list-item>
          <text:p text:style-name="P3">Evt. næste sprintplanning.</text:p>
        </text:list-item>
      </text:list>
      <text:p text:style-name="P1">Dvs. folk skal langsomt merge deres ting sammen, samt skal der løses konflikter. </text:p>
      <text:p text:style-name="P1">Yusuf bliver yderligere forsinket med 10 min, da han ikke nåede toget kl. 8.40 og tager derfor toget kl. 9.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4-02T08:54:45.84</dc:date>
    <meta:editing-cycles>3</meta:editing-cycles>
    <meta:editing-duration>PT3M</meta:editing-duration>
    <meta:document-statistic meta:table-count="0" meta:image-count="0" meta:object-count="0" meta:page-count="1" meta:paragraph-count="9" meta:word-count="76" meta:character-count="478" meta:non-whitespace-character-count="414"/>
    <meta:template xlink:type="simple" xlink:actuate="onRequest" xlink:title="" xlink:href="Normal"/>
  </office:meta>
</office:document-meta>
</file>